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2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.415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</style:style>
  </office:automatic-styles>
  <office:body>
    <office:spreadsheet>
      <table:table table:name="Blad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classifier</text:p>
          </table:table-cell>
          <table:table-cell office:value-type="string">
            <text:p>im_box([],0,1)*im_resize([], [16 16])</text:p>
          </table:table-cell>
          <table:table-cell office:value-type="string">
            <text:p>im_box([],0,1)*im_rotate*im_resize([], [16 16])</text:p>
          </table:table-cell>
          <table:table-cell office:value-type="string">
            <text:p>im_rotate*im_box([],0)*im_resize([], [16 16])</text:p>
          </table:table-cell>
          <table:table-cell office:value-type="string">
            <text:p>im_box([],10,1)*im_rotate*im_box([],0)*im_resize([], [16 16])</text:p>
          </table:table-cell>
          <table:table-cell office:value-type="string">
            <text:p>im_box([],10,1)*im_rotate*im_box([],0)*im_box([],0,1)*im_resize([], [16 16])</text:p>
          </table:table-cell>
          <table:table-cell office:value-type="string">
            <text:p>im_box([],10,1)*im_rotate*im_box([],0)*im_gauss(2)*im_resize([], [16 16])</text:p>
          </table:table-cell>
        </table:table-row>
        <table:table-row table:style-name="ro2">
          <table:table-cell office:value-type="string">
            <text:p>knnc2'</text:p>
          </table:table-cell>
          <table:table-cell office:value-type="string">
            <text:p>0.1046</text:p>
          </table:table-cell>
          <table:table-cell office:value-type="string">
            <text:p>0.0935</text:p>
          </table:table-cell>
          <table:table-cell office:value-type="string">
            <text:p>0.0873</text:p>
          </table:table-cell>
          <table:table-cell office:value-type="string">
            <text:p>0.0694</text:p>
          </table:table-cell>
          <table:table-cell office:value-type="string">
            <text:p>0.0936</text:p>
          </table:table-cell>
          <table:table-cell table:style-name="ce1" office:value-type="string">
            <text:p>0.0551</text:p>
          </table:table-cell>
        </table:table-row>
        <table:table-row table:style-name="ro2">
          <table:table-cell office:value-type="string">
            <text:p>knnc3'</text:p>
          </table:table-cell>
          <table:table-cell office:value-type="string">
            <text:p>0.0818</text:p>
          </table:table-cell>
          <table:table-cell office:value-type="string">
            <text:p>0.0808</text:p>
          </table:table-cell>
          <table:table-cell office:value-type="string">
            <text:p>0.0752</text:p>
          </table:table-cell>
          <table:table-cell office:value-type="string">
            <text:p>0.0585</text:p>
          </table:table-cell>
          <table:table-cell office:value-type="string">
            <text:p>0.0800</text:p>
          </table:table-cell>
          <table:table-cell table:style-name="ce1" office:value-type="string">
            <text:p>0.0519</text:p>
          </table:table-cell>
        </table:table-row>
        <table:table-row table:style-name="ro2">
          <table:table-cell office:value-type="string">
            <text:p>knnc4'</text:p>
          </table:table-cell>
          <table:table-cell office:value-type="string">
            <text:p>0.0935</text:p>
          </table:table-cell>
          <table:table-cell office:value-type="string">
            <text:p>0.0854</text:p>
          </table:table-cell>
          <table:table-cell office:value-type="string">
            <text:p>0.0809</text:p>
          </table:table-cell>
          <table:table-cell office:value-type="string">
            <text:p>0.0622</text:p>
          </table:table-cell>
          <table:table-cell office:value-type="string">
            <text:p>0.0862</text:p>
          </table:table-cell>
          <table:table-cell table:style-name="ce1" office:value-type="string">
            <text:p>0.0564</text:p>
          </table:table-cell>
        </table:table-row>
        <table:table-row table:style-name="ro2">
          <table:table-cell office:value-type="string">
            <text:p>knnc5'</text:p>
          </table:table-cell>
          <table:table-cell office:value-type="string">
            <text:p>0.0852</text:p>
          </table:table-cell>
          <table:table-cell office:value-type="string">
            <text:p>0.0871</text:p>
          </table:table-cell>
          <table:table-cell office:value-type="string">
            <text:p>0.0818</text:p>
          </table:table-cell>
          <table:table-cell office:value-type="string">
            <text:p>0.0632</text:p>
          </table:table-cell>
          <table:table-cell office:value-type="string">
            <text:p>0.0877</text:p>
          </table:table-cell>
          <table:table-cell table:style-name="ce1" office:value-type="string">
            <text:p>0.0586</text:p>
          </table:table-cell>
        </table:table-row>
        <table:table-row table:style-name="ro2">
          <table:table-cell office:value-type="string">
            <text:p>knnc6'</text:p>
          </table:table-cell>
          <table:table-cell office:value-type="string">
            <text:p>0.0900</text:p>
          </table:table-cell>
          <table:table-cell office:value-type="string">
            <text:p>0.0921</text:p>
          </table:table-cell>
          <table:table-cell office:value-type="string">
            <text:p>0.0819</text:p>
          </table:table-cell>
          <table:table-cell office:value-type="string">
            <text:p>0.0675</text:p>
          </table:table-cell>
          <table:table-cell office:value-type="string">
            <text:p>0.0915</text:p>
          </table:table-cell>
          <table:table-cell table:style-name="ce1" office:value-type="string">
            <text:p>0.0617</text:p>
          </table:table-cell>
        </table:table-row>
        <table:table-row table:style-name="ro1">
          <table:table-cell office:value-type="string">
            <text:p>'qdc'</text:p>
          </table:table-cell>
          <table:table-cell office:value-type="string">
            <text:p>0.2473</text:p>
          </table:table-cell>
          <table:table-cell office:value-type="string">
            <text:p>0.2656</text:p>
          </table:table-cell>
          <table:table-cell office:value-type="string">
            <text:p>0.2114</text:p>
          </table:table-cell>
          <table:table-cell table:style-name="ce1" office:value-type="string">
            <text:p>0.1808</text:p>
          </table:table-cell>
          <table:table-cell office:value-type="string">
            <text:p>0.4047</text:p>
          </table:table-cell>
          <table:table-cell office:value-type="string">
            <text:p>0.1873</text:p>
          </table:table-cell>
        </table:table-row>
        <table:table-row table:style-name="ro1">
          <table:table-cell office:value-type="string">
            <text:p>'ldc'</text:p>
          </table:table-cell>
          <table:table-cell table:style-name="ce1" office:value-type="string">
            <text:p>0.1220</text:p>
          </table:table-cell>
          <table:table-cell office:value-type="string">
            <text:p>0.1760</text:p>
          </table:table-cell>
          <table:table-cell office:value-type="string">
            <text:p>0.1899</text:p>
          </table:table-cell>
          <table:table-cell office:value-type="string">
            <text:p>0.1598</text:p>
          </table:table-cell>
          <table:table-cell office:value-type="string">
            <text:p>0.1836</text:p>
          </table:table-cell>
          <table:table-cell office:value-type="string">
            <text:p>0.1565</text:p>
          </table:table-cell>
        </table:table-row>
        <table:table-row table:style-name="ro1">
          <table:table-cell office:value-type="string">
            <text:p>'parzenc'</text:p>
          </table:table-cell>
          <table:table-cell office:value-type="string">
            <text:p>0.0727</text:p>
          </table:table-cell>
          <table:table-cell office:value-type="string">
            <text:p>0.0736</text:p>
          </table:table-cell>
          <table:table-cell office:value-type="string">
            <text:p>0.0687</text:p>
          </table:table-cell>
          <table:table-cell office:value-type="string">
            <text:p>0.0544</text:p>
          </table:table-cell>
          <table:table-cell office:value-type="string">
            <text:p>0.0776</text:p>
          </table:table-cell>
          <table:table-cell table:style-name="ce1" office:value-type="string">
            <text:p>0.0492</text:p>
          </table:table-cell>
        </table:table-row>
        <table:table-row table:style-name="ro1">
          <table:table-cell office:value-type="string">
            <text:p>'loglc'</text:p>
          </table:table-cell>
          <table:table-cell office:value-type="string">
            <text:p>0.4370</text:p>
          </table:table-cell>
          <table:table-cell office:value-type="string">
            <text:p>0.8083</text:p>
          </table:table-cell>
          <table:table-cell table:style-name="ce1" office:value-type="string">
            <text:p>0.2388</text:p>
          </table:table-cell>
          <table:table-cell office:value-type="string">
            <text:p>0.4032</text:p>
          </table:table-cell>
          <table:table-cell office:value-type="string">
            <text:p>0.8098</text:p>
          </table:table-cell>
          <table:table-cell office:value-type="string">
            <text:p>0.5217</text:p>
          </table:table-cell>
        </table:table-row>
        <table:table-row table:style-name="ro1">
          <table:table-cell office:value-type="string">
            <text:p>'nmc'</text:p>
          </table:table-cell>
          <table:table-cell table:style-name="ce1" office:value-type="string">
            <text:p>0.1963</text:p>
          </table:table-cell>
          <table:table-cell office:value-type="string">
            <text:p>0.2228</text:p>
          </table:table-cell>
          <table:table-cell office:value-type="string">
            <text:p>0.2186</text:p>
          </table:table-cell>
          <table:table-cell office:value-type="string">
            <text:p>0.2142</text:p>
          </table:table-cell>
          <table:table-cell office:value-type="string">
            <text:p>0.2368</text:p>
          </table:table-cell>
          <table:table-cell office:value-type="string">
            <text:p>0.2185</text:p>
          </table:table-cell>
        </table:table-row>
        <table:table-row table:style-name="ro1">
          <table:table-cell office:value-type="string">
            <text:p>'fisherc'</text:p>
          </table:table-cell>
          <table:table-cell table:style-name="ce1" office:value-type="string">
            <text:p>0.1508</text:p>
          </table:table-cell>
          <table:table-cell office:value-type="string">
            <text:p>0.1995</text:p>
          </table:table-cell>
          <table:table-cell office:value-type="string">
            <text:p>0.2115</text:p>
          </table:table-cell>
          <table:table-cell office:value-type="string">
            <text:p>0.1796</text:p>
          </table:table-cell>
          <table:table-cell office:value-type="string">
            <text:p>0.1873</text:p>
          </table:table-cell>
          <table:table-cell office:value-type="string">
            <text:p>0.1733</text:p>
          </table:table-cell>
        </table:table-row>
        <table:table-row table:style-name="ro1">
          <table:table-cell office:value-type="string">
            <text:p>'bpxnc'</text:p>
          </table:table-cell>
          <table:table-cell table:style-name="ce1" office:value-type="string">
            <text:p>0.1777</text:p>
          </table:table-cell>
          <table:table-cell office:value-type="string">
            <text:p>0.2606</text:p>
          </table:table-cell>
          <table:table-cell office:value-type="string">
            <text:p>0.2832</text:p>
          </table:table-cell>
          <table:table-cell office:value-type="string">
            <text:p>0.3966</text:p>
          </table:table-cell>
          <table:table-cell office:value-type="string">
            <text:p>0.2340</text:p>
          </table:table-cell>
          <table:table-cell office:value-type="string">
            <text:p>0.2281</text:p>
          </table:table-cell>
        </table:table-row>
        <table:table-row table:style-name="ro1">
          <table:table-cell office:value-type="string">
            <text:p>'treec'</text:p>
          </table:table-cell>
          <table:table-cell table:style-name="ce1" office:value-type="string">
            <text:p>0.4404</text:p>
          </table:table-cell>
          <table:table-cell office:value-type="string">
            <text:p>0.4924</text:p>
          </table:table-cell>
          <table:table-cell office:value-type="string">
            <text:p>0.4925</text:p>
          </table:table-cell>
          <table:table-cell office:value-type="string">
            <text:p>0.5467</text:p>
          </table:table-cell>
          <table:table-cell office:value-type="string">
            <text:p>0.5375</text:p>
          </table:table-cell>
          <table:table-cell office:value-type="string">
            <text:p>0.4927</text:p>
          </table:table-cell>
        </table:table-row>
      </table:table>
      <table:table table:name="Blad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Blad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18-01-2017</text:date>, <text:time>09:40:4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ben Vroegindeweij</meta:initial-creator>
    <meta:creation-date>2017-01-16T23:11:33.11</meta:creation-date>
    <dc:date>2017-01-18T09:40:49.48</dc:date>
    <dc:creator>Ruben Vroegindeweij</dc:creator>
    <meta:editing-duration>P1DT8H13M3S</meta:editing-duration>
    <meta:editing-cycles>3</meta:editing-cycles>
    <meta:generator>OpenOffice/4.1.1$Win32 OpenOffice.org_project/411m6$Build-9775</meta:generator>
    <meta:document-statistic meta:table-count="3" meta:cell-count="98" meta:object-count="0"/>
  </office:meta>
</office:document-meta>
</file>